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9feca" draw:textarea-horizontal-align="right" draw:textarea-vertical-align="bottom" fo:padding-bottom="1cm" fo:padding-right="0.7cm"/>
    </style:style>
    <style:style style:name="gr2" style:family="graphic" style:parent-style-name="standard">
      <style:graphic-properties draw:fill="solid" draw:fill-color="#f4d5d6" draw:textarea-horizontal-align="left" draw:textarea-vertical-align="bottom" fo:padding-bottom="1cm" fo:padding-left="0.7cm" fo:padding-right="0.5cm"/>
    </style:style>
    <style:style style:name="gr3" style:family="graphic" style:parent-style-name="standard">
      <style:graphic-properties draw:fill="solid" draw:fill-color="#c0e2c5" draw:textarea-vertical-align="top"/>
    </style:style>
    <style:style style:name="gr4" style:family="graphic" style:parent-style-name="standard">
      <style:graphic-properties draw:fill="solid" draw:fill-color="#eff1ef" draw:textarea-horizontal-align="justify" draw:textarea-vertical-align="middle" draw:auto-grow-height="false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layer="layout" svg:width="8cm" svg:height="8cm" svg:x="3cm" svg:y="3cm">
          <text:p><text:span text:style-name="T1">Data-</text:span></text:p>
          <text:p><text:span text:style-name="T2">base</text:span></text:p>
          <text:p/>
          <draw:enhanced-geometry draw:mirror-horizontal="false" draw:mirror-vertical="false" draw:extrusion="false" draw:glue-point-type="segments" draw:type="mso-spt100" draw:modifiers="90 -3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3cm" svg:y="3cm">
          <text:p text:style-name="P1"><text:span text:style-name="T2">Business</text:span></text:p>
          <text:p text:style-name="P1"><text:span text:style-name="T2">logic</text:span></text:p>
          <draw:enhanced-geometry draw:mirror-horizontal="false" draw:mirror-vertical="false" draw:extrusion="false" draw:glue-point-type="segments" draw:type="mso-spt100" draw:modifiers="230 9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layer="layout" svg:width="8cm" svg:height="8cm" svg:x="3cm" svg:y="3cm">
          <text:p><text:span text:style-name="T2">User</text:span></text:p>
          <text:p>interface</text:p>
          <draw:enhanced-geometry draw:mirror-horizontal="false" draw:mirror-vertical="false" draw:extrusion="false" draw:glue-point-type="segments" draw:type="mso-spt100" draw:modifiers="330 21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4cm" svg:height="4cm" svg:x="5cm" svg:y="5cm">
          <text:p text:style-name="P2">Workflow</text:p>
          <text:p text:style-name="P2"><text:span text:style-name="T2">engi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4T17:06:36</dc:date>
    <meta:editing-duration>PT1H23M15S</meta:editing-duration>
    <meta:editing-cycles>22</meta:editing-cycles>
    <meta:generator>LibreOffice/3.4$Unix LibreOffice_project/340m1$Build-203</meta:generator>
    <meta:document-statistic meta:object-count="4"/>
  </office:meta>
</office:document-meta>
</file>